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420C000027E6A6F6FCC9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style:line-height-at-least="0.661cm" fo:padding="0cm" fo:border="non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cm" loext:contextual-spacing="false" style:line-height-at-least="0.661cm" fo:padding="0cm" fo:border="none"/>
      <style:text-properties fo:font-variant="normal" fo:text-transform="none" fo:color="#333333" style:font-name="Helvetica Neue" fo:font-size="12pt" fo:letter-spacing="normal" fo:font-style="normal" fo:font-weight="normal" officeooo:paragraph-rsid="00072aad"/>
    </style:style>
    <style:style style:name="P3" style:family="paragraph" style:parent-style-name="Text_20_body" style:list-style-name="L1">
      <style:paragraph-properties fo:margin-top="0cm" fo:margin-bottom="0cm" loext:contextual-spacing="false" style:line-height-at-least="0.661cm" fo:padding="0cm" fo:border="none"/>
      <style:text-properties fo:font-size="12pt" fo:language="en" fo:country="US" fo:font-weight="normal" officeooo:rsid="0008ab79" officeooo:paragraph-rsid="0008ab79" style:font-size-asian="10.5pt" style:font-weight-asian="normal" style:font-size-complex="12pt" style:font-weight-complex="normal"/>
    </style:style>
    <style:style style:name="P4" style:family="paragraph" style:parent-style-name="Text_20_body" style:list-style-name="L1">
      <style:paragraph-properties fo:margin-top="0cm" fo:margin-bottom="0cm" loext:contextual-spacing="false" style:line-height-at-least="0.661cm" fo:padding="0cm" fo:border="none"/>
      <style:text-properties fo:font-size="12pt" fo:language="fi" fo:country="FI" fo:font-weight="bold" officeooo:rsid="0008ab79" officeooo:paragraph-rsid="0008ab79" style:font-size-asian="10.5pt" style:font-weight-asian="bold" style:font-size-complex="12pt" style:font-weight-complex="bold"/>
    </style:style>
    <style:style style:name="P5" style:family="paragraph" style:parent-style-name="Heading_20_4">
      <style:paragraph-properties fo:text-align="start" style:justify-single-word="false"/>
      <style:text-properties fo:font-size="12pt" fo:font-weight="bold" officeooo:rsid="0005ecd0" officeooo:paragraph-rsid="0005ecd0" style:font-size-asian="10.5pt" style:font-weight-asian="normal" style:font-size-complex="12pt" style:font-weight-complex="normal"/>
    </style:style>
    <style:style style:name="T1" style:family="text">
      <style:text-properties officeooo:rsid="0005ecd0"/>
    </style:style>
    <style:style style:name="T2" style:family="text">
      <style:text-properties fo:font-variant="normal" fo:text-transform="none" fo:color="#333333" style:font-name="Helvetica Neue" fo:letter-spacing="normal" fo:font-style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5ecd0" style:font-weight-asian="normal" style:font-weight-complex="normal"/>
    </style:style>
    <style:style style:name="T5" style:family="text">
      <style:text-properties officeooo:rsid="00072aad" style:font-weight-asian="normal" style:font-weight-complex="normal"/>
    </style:style>
    <style:style style:name="T6" style:family="text">
      <style:text-properties fo:language="ru" fo:country="RU" officeooo:rsid="00072aad" style:font-weight-asian="normal" style:font-weight-complex="normal"/>
    </style:style>
    <style:style style:name="T7" style:family="text">
      <style:text-properties fo:language="en" fo:country="US" officeooo:rsid="00072aad" style:font-weight-asian="normal" style:font-weight-complex="normal"/>
    </style:style>
    <style:style style:name="T8" style:family="text">
      <style:text-properties fo:language="fi" fo:country="F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4"><text:span text:style-name="T2"><text:line-break/>Testausdokumentti</text:span></text:h>
      <text:list xml:id="list6480413740331924913" text:style-name="L1">
        <text:list-item>
          <text:p text:style-name="P1"><draw:frame draw:style-name="fr1" draw:name="Image1" text:anchor-type="paragraph" svg:x="0.231cm" svg:y="3.519cm" svg:width="15.441cm" svg:height="9.327cm" draw:z-index="0"><draw:image xlink:href="Pictures/200000090000420C000027E6A6F6FCC9.svm" xlink:type="simple" xlink:show="embed" xlink:actuate="onLoad"/></draw:frame><text:span text:style-name="T3">Mitä on testattu, miten tämä tehtiin:</text:span><text:line-break/><text:line-break/><text:span text:style-name="T1">Ohjelman tärkeimpiä metodeja on testattu Junit testeillä. Reitin löytämistä, sekä verkon generoimista on testattu esimerkiksi Luola-testillä, jossa generoitiin tämän näköisiä monikulmiota:</text:span><text:line-break/><text:line-break/><text:line-break/></text:p>
        </text:list-item>
        <text:list-item>
          <text:p text:style-name="P2"><text:span text:style-name="T3">Miten testit voidaan toistaa:<text:line-break/></text:span><text:span text:style-name="T4">Voi </text:span><text:span text:style-name="T5">kokeilla reitinhakua konvekseilla monikulmioilla, sekä ei konvekseilla. Esimerkki konveksista monikulmiosta: 0,</text:span><text:span text:style-name="T6">0;</text:span><text:span text:style-name="T7">1,0;1,1;0,1</text:span></text:p>
          <text:p text:style-name="P2"><text:span text:style-name="T7">ei konveksi: 0,0;0,3;2,3;2,2;1,2;1,1;2,1;2,0;</text:span><text:line-break/></text:p>
          <text:p text:style-name="P4">Bugit tällä hetkellä:</text:p>
        </text:list-item>
        <text:list-item>
          <text:p text:style-name="P3"><text:span text:style-name="T8"><text:s/>Jos lisää monikulmio joka on jonkin toisen sisällä, ulompimonikulmio ei toimi enään niin kuin pitäisi.</text:span></text:p>
        </text:list-item>
        <text:list-item>
          <text:p text:style-name="P3"><text:span text:style-name="T8"><text:s/>Reunapisteet voivat välillä käyttäytyä oudost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5:58:34.033000000</meta:creation-date>
    <dc:date>2014-09-07T16:27:52.517000000</dc:date>
    <meta:editing-duration>PT14M7S</meta:editing-duration>
    <meta:editing-cycles>2</meta:editing-cycles>
    <meta:generator>LibreOffice/4.3.0.4$Windows_x86 LibreOffice_project/62ad5818884a2fc2e5780dd45466868d41009ec0</meta:generator>
    <meta:document-statistic meta:table-count="0" meta:image-count="1" meta:object-count="0" meta:page-count="1" meta:paragraph-count="7" meta:word-count="76" meta:character-count="630" meta:non-whitespace-character-count="559"/>
  </office:meta>
</office:document-meta>
</file>